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  <style:text-properties officeooo:paragraph-rsid="001ccc4f"/>
    </style:style>
    <style:style style:name="P2" style:family="paragraph" style:parent-style-name="Standard">
      <style:paragraph-properties fo:text-align="start" style:justify-single-word="false"/>
      <style:text-properties officeooo:paragraph-rsid="001ccc4f"/>
    </style:style>
    <style:style style:name="P3" style:family="paragraph" style:parent-style-name="Heading_20_3">
      <style:paragraph-properties fo:margin-left="0cm" fo:margin-right="0cm" fo:text-indent="0cm" style:auto-text-indent="false" fo:padding="0cm" fo:border="none"/>
      <style:text-properties fo:font-size="14pt" fo:font-weight="normal" officeooo:rsid="00139d4e" style:font-size-asian="14pt" style:font-weight-asian="normal" style:font-size-complex="14pt" style:font-weight-complex="normal"/>
    </style:style>
    <style:style style:name="P4" style:family="paragraph" style:parent-style-name="Text_20_body">
      <style:paragraph-properties fo:margin-left="0cm" fo:margin-right="0cm" fo:text-indent="0cm" style:auto-text-indent="false" fo:padding="0cm" fo:border="none"/>
      <style:text-properties fo:font-size="14pt" fo:font-weight="normal" officeooo:rsid="00139d4e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39d4e" officeooo:paragraph-rsid="001ccc4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officeooo:rsid="001ccc4f" officeooo:paragraph-rsid="001ccc4f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39d4e" officeooo:paragraph-rsid="001ccc4f" style:font-size-asian="14pt" style:font-weight-asian="bold" style:font-size-complex="14pt" style:font-weight-complex="bold"/>
    </style:style>
    <style:style style:name="P8" style:family="paragraph" style:parent-style-name="Heading_20_3">
      <style:paragraph-properties fo:margin-left="0cm" fo:margin-right="0cm" fo:text-indent="0cm" style:auto-text-indent="false" fo:padding="0cm" fo:border="none"/>
      <style:text-properties officeooo:paragraph-rsid="001d02b9"/>
    </style:style>
    <style:style style:name="P9" style:family="paragraph" style:parent-style-name="Heading_20_3">
      <style:paragraph-properties fo:margin-left="0cm" fo:margin-right="0cm" fo:text-indent="0cm" style:auto-text-indent="false" fo:padding="0cm" fo:border="none"/>
      <style:text-properties fo:font-size="14pt" fo:font-weight="normal" officeooo:rsid="00139d4e" officeooo:paragraph-rsid="001d02b9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margin-left="0cm" fo:margin-right="0cm" fo:text-indent="0cm" style:auto-text-indent="false" fo:padding="0cm" fo:border="none"/>
      <style:text-properties fo:font-size="14pt" fo:font-weight="normal" officeooo:rsid="00139d4e" officeooo:paragraph-rsid="001d02b9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4pt" fo:font-weight="normal" officeooo:rsid="00139d4e" officeooo:paragraph-rsid="001d02b9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1d02b9"/>
    </style:style>
    <style:style style:name="T1" style:family="text">
      <style:text-properties officeooo:rsid="001ccc4f"/>
    </style:style>
    <style:style style:name="T2" style:family="text">
      <style:text-properties fo:font-size="14pt" fo:font-weight="normal" officeooo:rsid="00139d4e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d02b9" style:font-size-asian="14pt" style:font-weight-asian="normal" style:font-size-complex="14pt" style:font-weight-complex="normal"/>
    </style:style>
    <style:style style:name="T4" style:family="text">
      <style:text-properties fo:font-size="14pt" fo:font-style="normal" fo:font-weight="normal" officeooo:rsid="00139d4e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tyle="normal" style:font-style-asian="normal" style:font-style-complex="normal" loext:padding="0cm" loext:border="none"/>
    </style:style>
    <style:style style:name="T6" style:family="text">
      <style:text-properties fo:font-style="normal" officeooo:rsid="001ccc4f" style:font-style-asian="normal" style:font-style-complex="normal" loext:padding="0cm" loext:border="none"/>
    </style:style>
    <style:style style:name="T7" style:family="text">
      <style:text-properties fo:font-weight="normal" style:font-weight-asian="normal" style:font-weight-complex="normal" loext:padding="0cm" loext:border="none"/>
    </style:style>
    <style:style style:name="T8" style:family="text">
      <style:text-properties officeooo:rsid="001d02b9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Лабораторная работа 9</text:p>
      <text:p text:style-name="P7">Система мониторинга и прогнозирования цепочки поставок</text:p>
      <text:p text:style-name="P7"/>
      <text:p text:style-name="P5">Тема: Практическое применение принципов гибкого моделирования на </text:p>
      <text:p text:style-name="P5">примере разработки пользовательской истории </text:p>
      <text:p text:style-name="P5"/>
      <text:p text:style-name="P5">Цель: Освоить на практике методы легковесного моделирования в </text:p>
      <text:p text:style-name="P5">гибкой разработке, научиться создавать и использовать "достаточно хорошие" </text:p>
      <text:p text:style-name="P5">модели как инструмент коммуникации в команде.</text:p>
      <text:p text:style-name="P5"/>
      <text:p text:style-name="P5"><text:span text:style-name="Strong_20_Emphasis"><text:span text:style-name="T7">Пользовательская история:</text:span></text:span><text:line-break/><text:span text:style-name="Emphasis"><text:span text:style-name="T5">«Как менеджер по логистике, я хочу отслеживать статусы поставок в реальном времени и получать прогнозы задержек, чтобы своевременно реагировать на риски и информировать клиентов».</text:span></text:span></text:p>
      <text:p text:style-name="P5"><text:span text:style-name="Emphasis"><text:span text:style-name="T5"/></text:span></text:p>
      <text:p text:style-name="P5"><text:span text:style-name="Emphasis"><text:span text:style-name="T6">Ход работы</text:span></text:span></text:p>
      <text:p text:style-name="P5"><text:span text:style-name="Emphasis"><text:span text:style-name="T6"/></text:span></text:p>
      <text:h text:style-name="P1" text:outline-level="2"><text:span text:style-name="Strong_20_Emphasis"><text:span text:style-name="T4">Этап 1: Уточнение требований</text:span></text:span></text:h>
      <text:h text:style-name="P3" text:outline-level="3">1. Обсуждение пользовательской истории</text:h>
      <text:p text:style-name="P10"><text:span text:style-name="T1">М</text:span>енеджер по логистике нуждается в инструменте, который:</text:p>
      <text:p text:style-name="P12"><text:span text:style-name="T2">-собирает данные из различных источников (транспорт, склады, поставщики),</text:span></text:p>
      <text:p text:style-name="P12"><text:span text:style-name="T2">-отображает текущее положение грузов,</text:span></text:p>
      <text:p text:style-name="P11">-предсказывает возможные задержки или сбои.</text:p>
      <text:p text:style-name="P11"/>
      <text:p text:style-name="P4">Цель — повысить <text:span text:style-name="T1">быстродействие</text:span> и надежность цепочки поставок.</text:p>
      <text:h text:style-name="P9" text:outline-level="3"><text:soft-page-break/>2. Критерии приемки</text:h>
      <text:h text:style-name="P9" text:outline-level="3">-Система отображает актуальное местоположение и статус каждой активной поставки (в пути, на складе, задержана и т.д.).</text:h>
      <text:h text:style-name="P9" text:outline-level="3"><text:span text:style-name="T1">-Менеджер по логике</text:span> видит прогноз времени прибытия.</text:h>
      <text:h text:style-name="P8" text:outline-level="3"><text:span text:style-name="T2">-При обнаружении риска задержки система автоматически генерирует уведомление менеджеру.</text:span><text:span text:style-name="T3"/></text:h>
      <text:h text:style-name="P8" text:outline-level="3"><text:span text:style-name="T2">3. Роли в системе</text:span></text:h>
      <text:h text:style-name="P8" text:outline-level="3"><text:span text:style-name="Strong_20_Emphasis"><text:span text:style-name="T2">-Менеджер по логистике</text:span></text:span><text:span text:style-name="T2"> - основной пользователь, отслеживает поставки, получает уведомления.</text:span></text:h>
      <text:h text:style-name="P8" text:outline-level="3"><text:span text:style-name="Strong_20_Emphasis"><text:span text:style-name="T2">-Администратор системы</text:span></text:span><text:span text:style-name="T2"> - управляет пользователями.</text:span></text:h>
      <text:p text:style-name="P2"><text:span text:style-name="Emphasis"><text:span text:style-name="T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Tempora LGC Uni" fo:font-family="'Tempora LGC Uni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Tempora LGC Uni" fo:font-family="'Tempora LGC Uni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8T12:47:15.267435087</meta:creation-date>
    <dc:date>2025-12-08T14:52:10.927178984</dc:date>
    <meta:editing-duration>PT57M2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2" meta:paragraph-count="23" meta:word-count="163" meta:character-count="1349" meta:non-whitespace-character-count="1204"/>
  </office:meta>
</office:document-meta>
</file>